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1.949cm" fo:margin-left="-0.305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22.467cm"/>
    </style:style>
    <style:style style:name="Table1.C" style:family="table-column">
      <style:table-column-properties style:column-width="4.21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949cm" fo:margin-left="-0.305cm" table:align="left" style:writing-mode="lr-tb"/>
    </style:style>
    <style:style style:name="Table2.A" style:family="table-column">
      <style:table-column-properties style:column-width="2.372cm"/>
    </style:style>
    <style:style style:name="Table2.B" style:family="table-column">
      <style:table-column-properties style:column-width="4.486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1.905cm"/>
    </style:style>
    <style:style style:name="Table2.H" style:family="table-column">
      <style:table-column-properties style:column-width="1.27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1.429cm"/>
    </style:style>
    <style:style style:name="Table2.K" style:family="table-column">
      <style:table-column-properties style:column-width="0.476cm"/>
    </style:style>
    <style:style style:name="Table2.N" style:family="table-column">
      <style:table-column-properties style:column-width="3.025cm"/>
    </style:style>
    <style:style style:name="Table2.O" style:family="table-column">
      <style:table-column-properties style:column-width="2.514cm"/>
    </style:style>
    <style:style style:name="Table2.P" style:family="table-column">
      <style:table-column-properties style:column-width="3.043cm"/>
    </style:style>
    <style:style style:name="Table2.1" style:family="table-row">
      <style:table-row-properties style:min-row-height="0.773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P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fo:keep-together="auto"/>
    </style:style>
    <style:style style:name="Table2.J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6.062cm" fo:keep-together="auto"/>
    </style:style>
    <style:style style:name="Table2.P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5" style:family="table-row">
      <style:table-row-properties fo:keep-together="auto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8pt" style:font-size-asian="8pt" style:font-name-complex="Verdana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P6" style:family="paragraph" style:parent-style-name="Standard">
      <style:text-properties style:font-name="Times New Roman" fo:font-size="8pt" style:text-underline-style="none" style:font-size-asian="8pt" style:font-name-complex="Verdana" style:font-size-complex="8pt"/>
    </style:style>
    <style:style style:name="P7" style:family="paragraph" style:parent-style-name="Standard">
      <style:text-properties style:font-name="Times New Roman" fo:font-size="9pt" style:font-size-asian="9pt" style:font-name-complex="Verdana" style:font-size-complex="9pt"/>
    </style:style>
    <style:style style:name="P8" style:family="paragraph" style:parent-style-name="Standard">
      <style:paragraph-properties style:snap-to-layout-grid="false"/>
      <style:text-properties style:font-name="Times New Roman" fo:font-size="9pt" style:font-size-asian="9pt" style:font-name-complex="Verdana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9pt" style:font-size-asian="9pt" style:font-name-complex="Verdana" style:font-size-complex="9pt"/>
    </style:style>
    <style:style style:name="P10" style:family="paragraph" style:parent-style-name="Standard">
      <style:text-properties style:font-name="Times New Roman" fo:font-size="9pt" style:font-size-asian="9pt" style:font-size-complex="9pt"/>
    </style:style>
    <style:style style:name="P11" style:family="paragraph" style:parent-style-name="Standard">
      <style:text-properties style:font-name="Times New Roman" fo:font-size="9pt" style:text-underline-style="solid" style:text-underline-width="auto" style:text-underline-color="font-color" style:font-size-asian="9pt" style:font-name-complex="Verdana" style:font-size-complex="9pt"/>
    </style:style>
    <style:style style:name="P12" style:family="paragraph" style:parent-style-name="Standard">
      <style:text-properties style:font-name="Times New Roman" fo:font-size="9pt" style:font-name-asian="Verdana" style:font-size-asian="9pt" style:font-name-complex="Verdana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8.5pt" fo:font-weight="bold" style:font-size-asian="8.5pt" style:font-weight-asian="bold" style:font-name-complex="Verdana" style:font-size-complex="8.5pt"/>
    </style:style>
    <style:style style:name="P14" style:family="paragraph" style:parent-style-name="Standard">
      <style:text-properties fo:font-size="9pt" style:font-size-asian="9pt" style:font-name-complex="Verdana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style:font-size-asian="9pt" style:font-name-complex="Verdana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name-complex="Verdana" style:font-size-complex="9pt"/>
    </style:style>
    <style:style style:name="P17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6pt" fo:font-weight="bold" style:font-size-asian="16pt" style:font-weight-asian="bold" style:font-name-complex="Verdana" style:font-size-complex="16pt"/>
    </style:style>
    <style:style style:name="P18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1pt" style:font-size-asian="11pt" style:font-name-complex="Verdana" style:font-size-complex="11pt"/>
    </style:style>
    <style:style style:name="P19" style:family="paragraph" style:parent-style-name="Standard">
      <style:text-properties style:font-name="Times New Roman" fo:font-size="9pt" style:font-size-asian="9pt" style:font-name-complex="Verdana" style:font-size-complex="9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9pt" style:font-size-asian="9pt" style:font-name-complex="Verdana" style:font-size-complex="9pt"/>
    </style:style>
    <style:style style:name="T1" style:family="text">
      <style:text-properties style:font-name-asian="Verdan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l. No.<text:span text:style-name="T3"><text:placeholder text:placeholder-type="text">&lt;get_arename(o.name)&gt;</text:placeholder></text:span></text:p>
            <text:p text:style-name="P6">Dt. <text:span text:style-name="T6"><text:placeholder text:placeholder-type="text">&lt;get_date(o.invoice_no_id.date_invoice) or ''&gt;</text:placeholder></text:span></text:p>
          </table:table-cell>
          <table:table-cell table:style-name="Table1.A1" table:number-rows-spanned="2" office:value-type="string">
            <text:p text:style-name="P17">FORM A.R.E – 3</text:p>
            <text:p text:style-name="P18">[See Rule 20/2 of the Central Excise (No. 2 ) Rules, 2001 read with C. B. E. &amp; C. Circular Nos. 579/16/2001 – </text:p>
            <text:p text:style-name="P18">CX and 581/18/2001 CX]</text:p>
          </table:table-cell>
          <table:table-cell table:style-name="Table1.C1" table:number-rows-spanned="2" office:value-type="string">
            <text:p text:style-name="P4">ORIGINAL</text:p>
            <text:p text:style-name="P5">DUPLICATE</text:p>
          </table:table-cell>
        </table:table-row>
        <table:table-row table:style-name="Table1.1">
          <table:table-cell table:style-name="Table1.A1" office:value-type="string">
            <text:p text:style-name="P2"><text:span text:style-name="T5">Range</text:span> <text:span text:style-name="T2">SIPCOT</text:span>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2"><text:span text:style-name="T4">Division</text:span> <text:span text:style-name="T2">THOOTHUKUDI</text:span></text:p>
          </table:table-cell>
          <table:table-cell table:style-name="Table1.B3" table:number-rows-spanned="2" office:value-type="string">
            <text:p text:style-name="P13">APPLICATION FOR REMOVAL OF EXCISABLE GOODS FROM A FACTORY OR A WAREHOUSE TO ANOTHER WAREHOUSE</text:p>
            <text:p text:style-name="P3"/>
          </table:table-cell>
          <table:table-cell table:style-name="Table1.C3" office:value-type="string">
            <text:p text:style-name="P4">TRIPLICATE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4">QUADRUPLICATE</text:p>
          </table:table-cell>
        </table:table-row>
        <table:table-row table:style-name="Table1.1">
          <table:table-cell table:style-name="Table1.A5" table:number-columns-spanned="3" office:value-type="string">
            <text:p text:style-name="P8"/>
            <text:p text:style-name="P7">I/We holder (s) of Central Excise Registration No.<text:span text:style-name="T2"> <text:s text:c="8"/>AADCV7723PEM001 <text:s text:c="7"/></text:span>have undertaken to remove the undermentioned goods from the factory / warehouse at <text:span text:style-name="T2"><text:s text:c="7"/>THOOTHUKUDI <text:s text:c="7"/></text:span>to the warehouse at <text:span text:style-name="T2"><text:s text:c="7"/>THOOTHUKUDI <text:s text:c="11"/></text:span>in Range<text:span text:style-name="T2"> <text:s text:c="10"/></text:span><text:span text:style-name="T2"><text:placeholder text:placeholder-type="text">&lt;o.invoice_no_id.partner_id.range or ''&gt;</text:placeholder></text:span><text:span text:style-name="T2"> <text:s text:c="44"/></text:span>Division<text:span text:style-name="T2"> <text:s text:c="3"/></text:span><text:span text:style-name="T2"><text:placeholder text:placeholder-type="text">&lt;o.invoice_no_id.partner_id.division or ''&gt;</text:placeholder></text:span><text:span text:style-name="T2"> <text:s text:c="6"/></text:span>of Mr. / Messrs <text:span text:style-name="T2"><text:s text:c="5"/></text:span><text:span text:style-name="T2"><text:placeholder text:placeholder-type="text">&lt;o.invoice_no_id.partner_id.name or ''&gt;</text:placeholder></text:span><text:span text:style-name="T2"> <text:s text:c="8"/></text:span>holders of Central Excise Registration No.<text:span text:style-name="T2"> <text:s text:c="2"/></text:span><text:span text:style-name="T2"><text:placeholder text:placeholder-type="text">&lt;o.invoice_no_id.partner_id.ce_rc or ''&gt;</text:placeholder></text:span><text:span text:style-name="T2"> <text:s text:c="4"/>.</text:span></text:p>
            <text:p text:style-name="P11"/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H"/>
        <table:table-column table:style-name="Table2.I"/>
        <table:table-column table:style-name="Table2.N"/>
        <table:table-column table:style-name="Table2.O"/>
        <table:table-column table:style-name="Table2.P"/>
        <table:table-row table:style-name="Table2.1">
          <table:table-cell table:style-name="Table2.A1" table:number-rows-spanned="2" office:value-type="string">
            <text:p text:style-name="P15">No. &amp; date of entry in ware-house register</text:p>
          </table:table-cell>
          <table:table-cell table:style-name="Table2.A1" table:number-rows-spanned="2" office:value-type="string">
            <text:p text:style-name="P15">DESCRIPTION OF GOODS</text:p>
          </table:table-cell>
          <table:table-cell table:style-name="Table2.A1" table:number-rows-spanned="2" office:value-type="string">
            <text:p text:style-name="P15">No. and description of packages</text:p>
          </table:table-cell>
          <table:table-cell table:style-name="Table2.A1" table:number-rows-spanned="2" office:value-type="string">
            <text:p text:style-name="P15">Gross weight of packages</text:p>
          </table:table-cell>
          <table:table-cell table:style-name="Table2.A1" table:number-rows-spanned="2" office:value-type="string">
            <text:p text:style-name="P15">Marks and Numbers on packages</text:p>
          </table:table-cell>
          <table:table-cell table:style-name="Table2.A1" table:number-rows-spanned="2" office:value-type="string">
            <text:p text:style-name="P15">Quantity of goods</text:p>
          </table:table-cell>
          <table:table-cell table:style-name="Table2.A1" table:number-rows-spanned="2" office:value-type="string">
            <text:p text:style-name="P15">Date of first ware-housing</text:p>
          </table:table-cell>
          <table:table-cell table:style-name="Table2.A1" table:number-rows-spanned="2" table:number-columns-spanned="2" office:value-type="string">
            <text:p text:style-name="P15">Value</text:p>
          </table:table-cell>
          <table:covered-table-cell/>
          <table:table-cell table:style-name="Table2.A1" table:number-columns-spanned="4" office:value-type="string">
            <text:p text:style-name="P16">DUTY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5">No. &amp; date of Invoice(s) for removal of goods</text:p>
          </table:table-cell>
          <table:table-cell table:style-name="Table2.A1" table:number-rows-spanned="2" office:value-type="string">
            <text:p text:style-name="P15">Manner of Transport</text:p>
          </table:table-cell>
          <table:table-cell table:style-name="Table2.P1" table:number-rows-spanned="2" office:value-type="string">
            <text:p text:style-name="P15">Remarks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columns-spanned="2" office:value-type="string">
            <text:p text:style-name="P14">Rate</text:p>
          </table:table-cell>
          <table:covered-table-cell/>
          <table:table-cell table:style-name="Table2.J2" table:number-columns-spanned="2" office:value-type="string">
            <text:p text:style-name="P14">Amount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5">6</text:p>
          </table:table-cell>
          <table:table-cell table:style-name="Table2.A1" office:value-type="string">
            <text:p text:style-name="P15">7</text:p>
          </table:table-cell>
          <table:table-cell table:style-name="Table2.A1" table:number-columns-spanned="2" office:value-type="string">
            <text:p text:style-name="P15">8</text:p>
          </table:table-cell>
          <table:covered-table-cell/>
          <table:table-cell table:style-name="Table2.A1" table:number-columns-spanned="2" office:value-type="string">
            <text:p text:style-name="P15">9</text:p>
          </table:table-cell>
          <table:covered-table-cell/>
          <table:table-cell table:style-name="Table2.A1" table:number-columns-spanned="2" office:value-type="string">
            <text:p text:style-name="P15">10</text:p>
          </table:table-cell>
          <table:covered-table-cell/>
          <table:table-cell table:style-name="Table2.A1" office:value-type="string">
            <text:p text:style-name="P15">11</text:p>
          </table:table-cell>
          <table:table-cell table:style-name="Table2.A1" office:value-type="string">
            <text:p text:style-name="P15">12</text:p>
          </table:table-cell>
          <table:table-cell table:style-name="Table2.P1" office:value-type="string">
            <text:p text:style-name="P15">13</text:p>
          </table:table-cell>
        </table:table-row>
        <table:table-row table:style-name="Table2.4">
          <table:table-cell table:style-name="Table2.J2" office:value-type="string">
            <text:p text:style-name="P8"/>
            <text:p text:style-name="P7"/>
            <text:p text:style-name="P9">1/</text:p>
            <text:p text:style-name="P9">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name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package_description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quantity or ''&gt;</text:placeholder> MT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12"><text:placeholder text:placeholder-type="text">&lt;get_amt(o.invoice_no_id.amount_total)&gt;</text:placeholder></text:p>
          </table:table-cell>
          <table:table-cell table:style-name="Table2.J2" office:value-type="string">
            <text:p text:style-name="P8"/>
            <text:p text:style-name="P7"/>
            <text:p text:style-name="P7">00</text:p>
          </table:table-cell>
          <table:table-cell table:style-name="Table2.J2" office:value-type="string">
            <text:p text:style-name="P8"/>
            <text:p text:style-name="P7"/>
            <text:p text:style-name="P7"><text:placeholder text:placeholder-type="text">&lt;o.excise_duty_id.amount&gt;</text:placeholder>0%</text:p>
          </table:table-cell>
          <table:table-cell table:style-name="Table2.J2" office:value-type="string">
            <text:p text:style-name="P8"/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get_edamt(o.invoice_no_id.id,o.excise_duty_id.amount)&gt;</text:placeholder></text:p>
          </table:table-cell>
          <table:table-cell table:style-name="Table2.J2" office:value-type="string">
            <text:p text:style-name="P8"/>
            <text:p text:style-name="P7"/>
            <text:p text:style-name="P7">00</text:p>
          </table:table-cell>
          <table:table-cell table:style-name="Table2.J2" office:value-type="string">
            <text:p text:style-name="P8"/>
            <text:p text:style-name="P7"/>
            <text:p text:style-name="P7">INV : <text:placeholder text:placeholder-type="text">&lt;o.invoice_no_id.vvt_number or ''&gt;</text:placeholder></text:p>
            <text:p text:style-name="P7">DT <text:s text:c="2"/>: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7">Truck No:</text:p>
            <text:p text:style-name="P7"><text:placeholder text:placeholder-type="text">&lt;o.invoice_no_id.delivery_order_id.truck or ''&gt;</text:placeholder></text:p>
            <text:p text:style-name="P10"/>
            <text:p text:style-name="P10"/>
          </table:table-cell>
          <table:table-cell table:style-name="Table2.P4" office:value-type="string">
            <text:p text:style-name="P8"/>
            <text:p text:style-name="P7"/>
            <text:p text:style-name="P7"><text:placeholder text:placeholder-type="text">&lt;o.invoice_no_id.other_info or ''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 table:style-name="Table2.5">
          <table:table-cell table:style-name="Table2.P4" table:number-columns-spanned="16" office:value-type="string">
            <text:p text:style-name="P8"/>
            <text:p text:style-name="P9"><text:span text:style-name="T1"><text:s text:c="251"/></text:span>I/ We hereby declare the above particulars to be true</text:p>
            <text:p text:style-name="P7">PLACE <text:s/>: <text:span text:style-name="T2">THOOTHUKUDI</text:span></text:p>
            <text:p text:style-name="P11"/>
            <text:p text:style-name="P7">DATE : <text:s text:c="2"/><text:span text:style-name="T2"><text:placeholder text:placeholder-type="text">&lt;get_date(o.invoice_no_id.date_invoice) or ''&gt;</text:placeholder></text:span> </text:p>
            <text:p text:style-name="P7"/>
            <text:p text:style-name="P9"><text:span text:style-name="T1"><text:s text:c="255"/></text:span>Signature of Consignor (s) or his / their authorized agent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5-07-15T16:58:08</dc:date>
    <meta:editing-duration>PT5H34M12S</meta:editing-duration>
    <meta:editing-cycles>79</meta:editing-cycles>
    <meta:generator>LibreOffice/3.5$Linux_x86 LibreOffice_project/350m1$Build-2</meta:generator>
    <dc:creator>Dev127 </dc:creator>
    <meta:document-statistic meta:table-count="2" meta:image-count="0" meta:object-count="0" meta:page-count="1" meta:paragraph-count="62" meta:word-count="243" meta:character-count="2427" meta:non-whitespace-character-count="1604"/>
  </office:meta>
</office:document-meta>
</file>